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Таблица2" style:family="table">
      <style:table-properties style:width="6.4965in" fo:margin-top="0in" fo:margin-bottom="0in" table:align="margins"/>
    </style:style>
    <style:style style:name="Таблица2.A" style:family="table-column">
      <style:table-column-properties style:column-width="3.2479in" style:rel-column-width="32767*"/>
    </style:style>
    <style:style style:name="Таблица2.B" style:family="table-column">
      <style:table-column-properties style:column-width="3.2486in" style:rel-column-width="32768*"/>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2.6" style:family="table-row">
      <style:table-row-properties style:min-row-height="0.2806in"/>
    </style:style>
    <style:style style:name="P1" style:family="paragraph" style:parent-style-name="Standard">
      <style:paragraph-properties fo:text-align="center" style:justify-single-word="false"/>
    </style:style>
    <style:style style:name="P2" style:family="paragraph" style:parent-style-name="Д_5f_Згл._20_Общий">
      <style:paragraph-properties fo:break-before="page"/>
    </style:style>
    <style:style style:name="P3" style:family="paragraph" style:parent-style-name="Д_5f_Згл._20_Глава">
      <style:paragraph-properties fo:break-before="page"/>
    </style:style>
    <style:style style:name="P4" style:family="paragraph" style:parent-style-name="Д_5f_Згл._20_Глава">
      <style:paragraph-properties fo:break-before="page"/>
    </style:style>
    <style:style style:name="P5" style:family="paragraph" style:parent-style-name="Standard" style:list-style-name="L1"/>
    <style:style style:name="P6" style:family="paragraph" style:parent-style-name="Д_5f_Згл._20_Общий" style:master-page-name="Standard">
      <style:paragraph-properties style:page-number="4"/>
    </style:style>
    <style:style style:name="P7" style:family="paragraph" style:parent-style-name="Д_5f_Оглавление">
      <style:paragraph-properties>
        <style:tab-stops>
          <style:tab-stop style:position="6.4965in" style:type="right" style:leader-style="dotted" style:leader-text="."/>
        </style:tab-stops>
      </style:paragraph-properties>
    </style:style>
    <style:style style:name="P8" style:family="paragraph" style:parent-style-name="Д_5f_Библиография" style:list-style-name="L1"/>
    <style:style style:name="P9" style:family="paragraph">
      <style:paragraph-properties fo:margin-left="0in" fo:margin-right="0in" fo:margin-top="0in" fo:margin-bottom="0in" fo:line-height="100%" fo:text-align="center" fo:text-indent="0in"/>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roid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3"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193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svg:stroke-width="0.0193in" svg:stroke-color="#000000" draw:marker-start="" draw:marker-start-width="0.1083in" draw:marker-start-center="false" draw:marker-end="" draw:marker-end-width="0.1083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Д_5f_Оглавление">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6" text:outline-level="1"><text:soft-page-break/>Зміст</text:h>
          </text:index-title>
          <text:p text:style-name="P7"><text:a xlink:type="simple" xlink:href="#__RefHeading__585_1698352192" text:style-name="Index_20_Link" text:visited-style-name="Index_20_Link">Вступ<text:tab/>5</text:a></text:p>
          <text:p text:style-name="P7"><text:a xlink:type="simple" xlink:href="#__RefHeading__587_1698352192" text:style-name="Index_20_Link" text:visited-style-name="Index_20_Link">1 Перший розділ<text:tab/>6</text:a></text:p>
          <text:p text:style-name="P7"><text:a xlink:type="simple" xlink:href="#__RefHeading__589_1698352192" text:style-name="Index_20_Link" text:visited-style-name="Index_20_Link">1.1 Пункт<text:tab/>6</text:a></text:p>
          <text:p text:style-name="P7"><text:a xlink:type="simple" xlink:href="#__RefHeading__591_1698352192" text:style-name="Index_20_Link" text:visited-style-name="Index_20_Link">2 Другий розділ<text:tab/>7</text:a></text:p>
          <text:p text:style-name="P7"><text:a xlink:type="simple" xlink:href="#__RefHeading__593_1698352192" text:style-name="Index_20_Link" text:visited-style-name="Index_20_Link">2.1 Пункт<text:tab/>7</text:a></text:p>
          <text:p text:style-name="P7"><text:a xlink:type="simple" xlink:href="#__RefHeading__1184_1443460373" text:style-name="Index_20_Link" text:visited-style-name="Index_20_Link">3 Третій розділ<text:tab/>8</text:a></text:p>
          <text:p text:style-name="P7"><text:a xlink:type="simple" xlink:href="#__RefHeading__1186_1443460373" text:style-name="Index_20_Link" text:visited-style-name="Index_20_Link">3.1 Пункт<text:tab/>8</text:a></text:p>
          <text:p text:style-name="P7"><text:a xlink:type="simple" xlink:href="#__RefHeading__595_1698352192" text:style-name="Index_20_Link" text:visited-style-name="Index_20_Link">Висновки<text:tab/>9</text:a></text:p>
          <text:p text:style-name="P7"><text:a xlink:type="simple" xlink:href="#__RefHeading__597_1698352192" text:style-name="Index_20_Link" text:visited-style-name="Index_20_Link">Список використаної літератури<text:tab/>10</text:a></text:p>
        </text:index-body>
      </text:table-of-content>
      <text:h text:style-name="P2" text:outline-level="1"><text:bookmark-start text:name="Введение"/><text:bookmark text:name="__RefHeading__585_1698352192"/>В<text:bookmark-end text:name="Введение"/>ступ<text:bookmark-end text:name="__RefHeading__585_1698352192"/></text:h>
      <text:p text:style-name="Д_5f_Основной_20_текст">Motörhead — британская хард-рок-группа, оказавшая большое влияние на развитие всей тяжёлой музыки, в частности, на возникновение спид-метала, хотя отнести её музыку к стилю спид-метала можно только с натяжкой. Музыку группы, скорее, можно охарактеризовать, как сочетание хард-рока, и прото-трэша.</text:p>
      <text:p text:style-name="Д_5f_Основной_20_текст">Группа была образована в 1975 году басистом, вокалистом и автором текстов Иэном Фрейзером Килмистером по прозвищу Лемми (Ian Fraser "Lemmy" Kilmister), который на протяжении всего длительного существования группы и остаётся её единственным постоянным участником. Motörhead обычно представляет собой трио. Группа достигла наибольшей популярности в начале 1980-х гг., когда альбом 1980 года Ace of Spades получил статус золотого, заняв четвёртое место в британском хит-параде, а концертник No Sleep 'til Hammersmith ворвался на первое место через 5 дней после своего выхода. Эти альбомы наряду с Overkill и Bomber закрепили за Motörhead репутацию основной британской хард-рок группы своего времени и навсегда ввели имя группы в условный «зал славы музыки в стиле хард-н-хэви».</text:p>
      <text:p text:style-name="Standard"/>
      <text:h text:style-name="P3" text:outline-level="1"><text:bookmark text:name="__RefHeading__587_1698352192"/>1 Перший розділ<text:bookmark-end text:name="__RefHeading__587_1698352192"/></text:h>
      <text:h text:style-name="Д_5f_Згл._20_Пункт" text:outline-level="1"><text:bookmark-start text:name="1_1 Пункт"/><text:bookmark text:name="__RefHeading__589_1698352192"/>1.1 Пункт<text:bookmark-end text:name="1_1 Пункт"/><text:bookmark-end text:name="__RefHeading__589_1698352192"/></text:h>
      <text:p text:style-name="Д_5f_Абзац_20_перед_20_рисунком">После того, как Лемми выгнали из группы Hawkwind за злоупотребление наркотиками, он решил создать новую группу, которую сначала хотел назвать Bastard («Ублюдок»), но менеджер группы отговорил его от этого, сказав, что с таким названием группа вряд ли добьётся популярности. Тогда Лемми и решил назвать группу Motörhead по названию своей последней песни, которую он сочинил для Hawkwind. На сленге слово «Motorhead» означает «байкер». «Для красоты» это слово Лемми решил написать через о‑умлаут (с двумя точками) — «ö».</text:p>
      <text:p text:style-name="P1"><draw:g text:anchor-type="as-char" draw:z-index="0" draw:style-name="gr1"><draw:custom-shape draw:style-name="gr2" draw:text-style-name="P10" svg:width="2.3622in" svg:height="0.3941in" svg:x="1.3882in" svg:y="0in"><text:p text:style-name="P9"><text:span text:style-name="T1">Состав Mot</text:span><text:span text:style-name="T2">örHead</text:span></text:p><draw:enhanced-geometry svg:viewBox="0 0 21600 21600" draw:type="rectangle" draw:enhanced-path="M 0 0 L 21600 0 21600 21600 0 21600 0 0 Z N"/></draw:custom-shape><draw:custom-shape draw:style-name="gr2" draw:text-style-name="P10" svg:width="1.5752in" svg:height="0.3941in" svg:x="1.7866in" svg:y="0.7827in"><text:p text:style-name="P9"><text:span text:style-name="T1">Лемми</text:span></text:p><draw:enhanced-geometry svg:viewBox="0 0 21600 21600" draw:type="rectangle" draw:enhanced-path="M 0 0 L 21600 0 21600 21600 0 21600 0 0 Z N"/></draw:custom-shape><draw:custom-shape draw:style-name="gr2" draw:text-style-name="P10" svg:width="1.5752in" svg:height="0.3941in" svg:x="0in" svg:y="0.7827in"><text:p text:style-name="P9"><text:span text:style-name="T1">Микки Ди</text:span></text:p><draw:enhanced-geometry svg:viewBox="0 0 21600 21600" draw:type="rectangle" draw:enhanced-path="M 0 0 L 21600 0 21600 21600 0 21600 0 0 Z N"/></draw:custom-shape><draw:custom-shape draw:style-name="gr2" draw:text-style-name="P10" svg:width="1.5748in" svg:height="0.3941in" svg:x="3.5535in" svg:y="0.7827in"><text:p text:style-name="P9"><text:span text:style-name="T1">Фил Кэмпбелл</text:span></text:p><draw:enhanced-geometry svg:viewBox="0 0 21600 21600" draw:type="rectangle" draw:enhanced-path="M 0 0 L 21600 0 21600 21600 0 21600 0 0 Z N"/></draw:custom-shape><draw:line draw:style-name="gr3" draw:text-style-name="P11" svg:x1="0.7579in" svg:y1="0.5906in" svg:x2="4.3799in" svg:y2="0.5906in"><text:p/></draw:line><draw:line draw:style-name="gr3" draw:text-style-name="P11" svg:x1="0.7579in" svg:y1="0.7874in" svg:x2="0.7579in" svg:y2="0.5906in"><text:p/></draw:line><draw:line draw:style-name="gr3" draw:text-style-name="P11" svg:x1="4.3799in" svg:y1="0.7874in" svg:x2="4.3799in" svg:y2="0.5906in"><text:p/></draw:line><draw:line draw:style-name="gr3" draw:text-style-name="P11" svg:x1="2.5689in" svg:y1="0.7874in" svg:x2="2.5689in" svg:y2="0.3937in"><text:p/></draw:line></draw:g></text:p>
      <text:p text:style-name="Д_5f_Подп._20_Рисунок">Рисунок 1.1 — <text:s/>Состав группы</text:p>
      <text:p text:style-name="Д_5f_Основной_20_текст">Лемми заявил, что его группа должна стать «самой грязной рок‑н‑ролльной группой в мире» («the dirtiest rock n' roll band in the world»). Первый состав группы помимо самого Лемми (бас и вокал) включал гитариста Ларри Уоллиса (Larry Wallis, экс-«Pink Fairies») и ударника Лукаса Фокса (Lucas Fox). Во время записи первого альбома Фокс был заменён на другого ударника — Фила Тейлора по прозвищу «Скотина» (Phil «Philthy Animal» Taylor). Тем не менее звукозаписывающая компания United Artists Records осталась недовольна записанным материалом, и дебютный альбом On Parole вышел в свет только в 1979 году, после того, как группа уже добилась популярности с альбомами Overkill и Bomber<text:note text:id="ftn1" text:note-class="footnote"><text:note-citation>1</text:note-citation><text:note-body><text:p text:style-name="Д_5f_Сноска_5f_Постраничная">Сноска</text:p></text:note-body></text:note>.</text:p>
      <text:h text:style-name="P3" text:outline-level="1"><text:bookmark-start text:name="2 Глава"/><text:bookmark text:name="__RefHeading__591_1698352192"/>2 <text:bookmark-end text:name="2 Глава"/>Другий розділ<text:bookmark-end text:name="__RefHeading__591_1698352192"/></text:h>
      <text:h text:style-name="Д_5f_Згл._20_Пункт" text:outline-level="1"><text:bookmark-start text:name="2_1 Пункт"/><text:bookmark text:name="__RefHeading__593_1698352192"/>2.1 Пункт<text:bookmark-end text:name="2_1 Пункт"/><text:bookmark-end text:name="__RefHeading__593_1698352192"/></text:h>
      <text:p text:style-name="Д_5f_Основной_20_текст">Первый официальный одноимённый альбом группы (хотя фактически он был записан вторым, но альбом 1976 года On Parole был выпущен только в 1979 году) увидел свет в ноябре 1977 года и добрался до 43 места в британском хит-параде. В следующем году был записан сингл «Louie Louie», который принёс группе её первый успех и возможность появиться на радио BBC Radio 1 и телевидении в передаче BBC «Television’s Top of the Pops». Этот успех позволил звукозаписывающей компании Bronze Recors решиться записать с группой новый студийный альбом. Сингл «Overkill» предварил выход одноимённого альбома и был выпущен в марте 1979 года. Этот альбом стал первым альбомом группы, попавшим в UK Top 40 и достигшим в итоге 24-го места. Вслед за альбомом в июне был выпущен сингл «No Class», не превзошедший однако успеха альбома Overkill. [<text:bookmark-ref text:reference-format="number" text:ref-name="__RefNumPara__1217_1698352192">1.</text:bookmark-ref>, с. 43]</text:p>
      <text:p text:style-name="Д_5f_Подп._20_Таблица">Таблица 2.1 — Дискография группы 2000–2010 гг.</text:p>
      <table:table table:name="Таблица2" table:style-name="Таблица2">
        <table:table-column table:style-name="Таблица2.A"/>
        <table:table-column table:style-name="Таблица2.B"/>
        <table:table-row>
          <table:table-cell table:style-name="Таблица2.A1" office:value-type="string">
            <text:p text:style-name="Standard">We Are Motörhead</text:p>
          </table:table-cell>
          <table:table-cell table:style-name="Таблица2.B1" office:value-type="string">
            <text:p text:style-name="Standard">2000</text:p>
          </table:table-cell>
        </table:table-row>
        <table:table-row>
          <table:table-cell table:style-name="Таблица2.A2" office:value-type="string">
            <text:p text:style-name="Standard">Hammered</text:p>
          </table:table-cell>
          <table:table-cell table:style-name="Таблица2.B2" office:value-type="string">
            <text:p text:style-name="Standard">2002</text:p>
          </table:table-cell>
        </table:table-row>
        <table:table-row>
          <table:table-cell table:style-name="Таблица2.A2" office:value-type="string">
            <text:p text:style-name="Standard">Inferno</text:p>
          </table:table-cell>
          <table:table-cell table:style-name="Таблица2.B2" office:value-type="string">
            <text:p text:style-name="Standard">2004</text:p>
          </table:table-cell>
        </table:table-row>
        <table:table-row>
          <table:table-cell table:style-name="Таблица2.A2" office:value-type="string">
            <text:p text:style-name="Standard">Kiss of Death</text:p>
          </table:table-cell>
          <table:table-cell table:style-name="Таблица2.B2" office:value-type="string">
            <text:p text:style-name="Standard">2006</text:p>
          </table:table-cell>
        </table:table-row>
        <table:table-row>
          <table:table-cell table:style-name="Таблица2.A2" office:value-type="string">
            <text:p text:style-name="Standard">Motorizer</text:p>
          </table:table-cell>
          <table:table-cell table:style-name="Таблица2.B2" office:value-type="string">
            <text:p text:style-name="Standard">2008</text:p>
          </table:table-cell>
        </table:table-row>
        <table:table-row table:style-name="Таблица2.6">
          <table:table-cell table:style-name="Таблица2.A2" office:value-type="string">
            <text:p text:style-name="Standard">The World Is Yours</text:p>
          </table:table-cell>
          <table:table-cell table:style-name="Таблица2.B2" office:value-type="string">
            <text:p text:style-name="Standard">2010</text:p>
          </table:table-cell>
        </table:table-row>
      </table:table>
      <text:p text:style-name="Д_5f_Абзац_20_после_20_таблицы">В июле-августе 1979 года группа работает над своим следующим альбомом Bomber, который был издан в октябре того года и достиг 12 места в британском хит-параде [<text:bookmark-ref text:reference-format="number-all-superior" text:ref-name="__RefNumPara__9406_1698352192">2.</text:bookmark-ref>, с. 43].</text:p>
      <text:h text:style-name="P3" text:outline-level="1"><text:bookmark text:name="__RefHeading__1184_1443460373"/>3<text:bookmark-start text:name="2 Глава1"/> <text:bookmark-end text:name="2 Глава1"/>Третій розділ<text:bookmark-end text:name="__RefHeading__1184_1443460373"/></text:h>
      <text:h text:style-name="Д_5f_Згл._20_Пункт" text:outline-level="1"><text:bookmark text:name="__RefHeading__1186_1443460373"/>3.1 Пункт<text:bookmark-end text:name="__RefHeading__1186_1443460373"/></text:h>
      <text:h text:style-name="P2" text:outline-level="1"><text:bookmark text:name="__RefHeading__595_1698352192"/><text:bookmark text:name="Выводы"/>Висновки<text:bookmark-end text:name="__RefHeading__595_1698352192"/></text:h>
      <text:p text:style-name="Д_5f_Основной_20_текст">Активности Motörhead могли бы позавидовать многие другие группы подобного ранга — Motörhead выпускают альбомы с завидной периодичностью раз в полтора года, и практически постоянно находятся в турне — по 9 месяцев в году музыканты не бывают дома и выступают по всему миру, и где бы они не играли, всюду на их концерты приходят многотысячные толпы поклонников. За годы, проведенные на сцене, Motörhead стали одной из лучших концертных групп мира, а первозданный рок-н-ролльный драйв и энергия Motörhead способны поставить на уши любую аудиторию. Моментально узнаваемый бас Лемми и его фирменный хриплый вокал стал визитной карточкой группы. </text:p>
      <text:h text:style-name="P2" text:outline-level="1"><text:bookmark text:name="__RefHeading__597_1698352192"/>Список використаної літератури<text:bookmark-end text:name="__RefHeading__597_1698352192"/></text:h>
      <text:list xml:id="list1649919521" text:style-name="L1">
        <text:list-item>
          <text:p text:style-name="P8"><text:bookmark text:name="__RefNumPara__1217_1698352192"/><text:a xlink:type="simple" xlink:href="http://ru.wikipedia.org/wiki/Motörhead">http://ru.wikipedia.org/wiki/Motörhead</text:a> <text:bookmark-end text:name="__RefNumPara__1217_1698352192"/></text:p>
        </text:list-item>
        <text:list-item>
          <text:p text:style-name="P8"><text:bookmark text:name="__RefNumPara__9406_1698352192"/>С. М. Львовский, Набор и вёрстка в системе LaTeX — 3-е изд., 2003. — 448 c.<text:bookmark-end text:name="__RefNumPara__9406_1698352192"/></text:p>
        </text:list-item>
        <text:list-item>
          <text:p text:style-name="P8">Александра Королькова, Живая типографика — М.: IndexMarket, 2007 — 224 с., ил.</text:p>
        </text:list-item>
        <text:list-item>
          <text:p text:style-name="P8">Мильчин А. Э. Издательский словарь-справочник. — М., 1998. — С. 61.</text:p>
        </text:list-item>
        <text:list-item>
          <text:p text:style-name="P8"><text:bookmark text:name="__RefNumPara__9409_1698352192"/>Чихольд Я. «Висячие» строки и начальные строки в конце полосы // Облик книги — М., 1980. — С. 177—179.<text:bookmark-end text:name="__RefNumPara__9409_1698352192"/></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office:automatic-styles>
  <office:master-styles>
    <style:master-page style:name="Standard" style:page-layout-name="Mpm1">
      <style:header>
        <text:p text:style-name="Д_5f_Верх.Колонтитул"><text:tab/><text:page-number style:num-format="Native Numbering" text:select-page="current">10</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8:10:59</meta:creation-date>
    <meta:editing-duration>PT7M15S</meta:editing-duration>
    <meta:editing-cycles>3</meta:editing-cycles>
    <meta:generator>LibreOffice/3.4$Linux LibreOffice_project/340m1$Build-402</meta:generator>
    <dc:title>Diplom</dc:title>
    <dc:date>2012-05-02T18:22:47</dc:date>
    <meta:document-statistic meta:table-count="1" meta:image-count="0" meta:object-count="0" meta:page-count="8" meta:paragraph-count="48" meta:word-count="729" meta:character-count="4710" meta:non-whitespace-character-count="4030"/>
    <meta:user-defined meta:name="Поле 1"/>
    <meta:user-defined meta:name="Поле 2"/>
    <meta:user-defined meta:name="Поле 3"/>
    <meta:user-defined meta:name="Поле 4"/>
  </office:meta>
</office:document-meta>
</file>